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02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7.246cm" fo:min-width="25.187cm" fo:padding-top="0.02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8.739cm" fo:min-width="25.187cm" fo:padding-top="0.02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3.109cm" fo:min-width="16.294cm" fo:padding-top="0.125cm" fo:padding-bottom="0.125cm" fo:padding-left="0.25cm" fo:padding-right="0.25cm" fo:wrap-option="wrap"/>
    </style:style>
    <style:style style:name="pr1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fo:min-height="13.364cm" fo:padding-top="0.254cm" fo:padding-bottom="0.254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98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.599cm" fo:margin-right="0cm" fo:margin-top="0cm" fo:margin-bottom="0cm" fo:line-height="98%" fo:text-align="start" fo:text-indent="-0.573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93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93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margin-left="0cm" fo:margin-right="0cm" fo:margin-top="0cm" fo:margin-bottom="0cm" fo:line-height="98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0" style:family="paragraph">
      <loext:graphic-properties draw:fill="none"/>
      <style:paragraph-properties fo:margin-left="0cm" fo:margin-right="0cm" fo:margin-top="0cm" fo:margin-bottom="0cm" fo:line-height="93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none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eorgia1" fo:font-size="28pt" fo:letter-spacing="normal" fo:font-style="normal" style:text-underline-style="solid" style:text-underline-width="auto" style:text-underline-color="font-color" fo:font-weight="normal" style:font-name-asian="Georgia1" style:font-size-asian="28pt" style:font-style-asian="normal" style:font-weight-asian="normal" style:font-name-complex="Georgia1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Georgia1" fo:font-size="22pt" fo:letter-spacing="normal" fo:font-style="normal" style:text-underline-style="none" fo:font-weight="normal" style:font-name-asian="Georgia1" style:font-size-asian="22pt" style:font-style-asian="normal" style:font-weight-asian="normal" style:font-name-complex="Georgia1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solid" style:text-underline-width="auto" style:text-underline-color="font-color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Georgia1" fo:font-size="24pt" fo:letter-spacing="normal" fo:font-style="normal" style:text-underline-style="none" fo:font-weight="normal" style:font-name-asian="Georgia1" style:font-size-asian="24pt" style:font-style-asian="normal" style:font-weight-asian="normal" style:font-name-complex="Georgia1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Google Shape;145;p26" draw:style-name="gr1" draw:text-style-name="P3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1" draw:text-style-name="P3" draw:layer="layout" svg:width="25.186cm" svg:height="18.758cm" svg:x="1.216cm" svg:y="0.54cm">
          <text:p text:style-name="P4"><text:span text:style-name="T2">Punctuation</text:span></text:p>
          <text:p text:style-name="P5"><text:span text:style-name="T3">Full Stop .</text:span></text:p>
          <text:p text:style-name="P5"><text:span text:style-name="T3">Comma ,</text:span></text:p>
          <text:p text:style-name="P5"><text:span text:style-name="T3">Semi-colon ;</text:span></text:p>
          <text:p text:style-name="P5"><text:span text:style-name="T3">Hyphen -</text:span></text:p>
          <text:p text:style-name="P5"><text:span text:style-name="T3">Question mark ?</text:span></text:p>
          <text:p text:style-name="P5"><text:span text:style-name="T3">Exclamation !</text:span></text:p>
          <text:p text:style-name="P6"><text:span text:style-name="T3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2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1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1" presentation:class="page"/>
        </presentation:notes>
      </draw:page>
      <draw:page draw:name="page2" draw:style-name="dp1" draw:master-page-name="BLANK">
        <draw:custom-shape draw:name="Google Shape;145;p26" draw:style-name="gr4" draw:text-style-name="P9" draw:layer="layout" svg:width="25.186cm" svg:height="17.265cm" svg:x="1.268cm" svg:y="3.302cm">
          <text:p text:style-name="P1"><text:span text:style-name="T1"><text:s/></text:span></text:p>
          <text:p text:style-name="P1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text:p text:style-name="P2"><text:span text:style-name="T1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26" draw:style-name="gr5" draw:text-style-name="P10" draw:layer="layout" svg:width="25.186cm" svg:height="18.758cm" svg:x="1.216cm" svg:y="0.54cm">
          <text:p text:style-name="P4"><text:span text:style-name="T2">Formal Letter Kinds</text:span></text:p>
          <text:p text:style-name="P6"><text:span text:style-name="T3"/></text:p>
          <text:p text:style-name="P6"><text:span text:style-name="T4">Formal Letter Etiquette</text:span></text:p>
          <text:p text:style-name="P6"><text:span text:style-name="T3"/></text:p>
          <text:p text:style-name="P6"><text:span text:style-name="T5">1. Be polite and formal, keep your language simple and clear.</text:span></text:p>
          <text:p text:style-name="P6"><text:span text:style-name="T3"/></text:p>
          <text:p text:style-name="P6"><text:span text:style-name="T5">2. Try not to be emotional; Avoid you/ you did not</text:span></text:p>
          <text:p text:style-name="P6"><text:span text:style-name="T3"/></text:p>
          <text:p text:style-name="P6"><text:span text:style-name="T5">3. If you do not know the name, use position. </text:span></text:p>
          <text:p text:style-name="P6"><text:span text:style-name="T5">e.g Customer Service Manager, <text:s/></text:span></text:p>
          <text:p text:style-name="P6"><text:span text:style-name="T3"/></text:p>
          <text:p text:style-name="P6"><text:span text:style-name="T5">4. Use formal and polite words, even when you are complaining</text:span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3"/></text:p>
          <text:p text:style-name="P6"><text:span text:style-name="T5">Source: Oxford Advanced Learner’s Dictionary <text:s text:c="3"/></text:span></text:p>
          <text:p text:style-name="P6"><text:span text:style-name="T3"/></text:p>
          <text:p text:style-name="P6"><text:span text:style-name="T6"/></text:p>
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<draw:equation draw:name="f0" draw:formula="logwidth"/>
            <draw:equation draw:name="f1" draw:formula="logheight"/>
          </draw:enhanced-geometry>
        </draw:custom-shape>
        <presentation:notes draw:style-name="dp2">
          <draw:custom-shape draw:name="Google Shape;141;p13:notes" draw:style-name="gr6" draw:text-style-name="P7" draw:layer="layout" svg:width="16.793cm" svg:height="13.358cm" svg:x="2.099cm" svg:y="14.107cm">
            <text:p/>
            <draw:enhanced-geometry draw:mirror-horizontal="false" draw:mirror-vertical="false" svg:viewBox="0 0 0 0" drawooo:sub-view-size="21600 21600" draw:text-areas="0 0 ?f0 ?f1" draw:type="ooxml-non-primitive" draw:enhanced-path="M 0 0 L 21600 0 21600 21600 0 21600 0 0 Z N">
              <draw:equation draw:name="f0" draw:formula="logwidth"/>
              <draw:equation draw:name="f1" draw:formula="logheight"/>
            </draw:enhanced-geometry>
          </draw:custom-shape>
          <draw:frame draw:name="Google Shape;142;p13:notes" presentation:style-name="pr2" draw:text-style-name="P8" draw:layer="layout" svg:width="16.794cm" svg:height="13.36cm" svg:x="2.1cm" svg:y="14.107cm" presentation:class="notes" presentation:placeholder="true" presentation:user-transformed="true">
            <draw:text-box/>
          </draw:frame>
          <draw:page-thumbnail draw:name="Google Shape;143;p13:notes" draw:style-name="gr3" draw:layer="layout" svg:width="13.999cm" svg:height="11.136cm" svg:x="3.5cm" svg:y="2.227cm" draw:page-number="2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Georgia1" svg:font-family="Georgia"/>
    <style:font-face style:name="Arial1" svg:font-family="Arial" style:font-pitch="variable"/>
    <style:font-face style:name="Georgia" svg:font-family="Georgia" style:font-pitch="variable"/>
    <style:font-face style:name="Liberation Sans1" svg:font-family="'Liberation Sans'" style:font-pitch="variable"/>
    <style:font-face style:name="Linux Libertine G1" svg:font-family="'Linux Libertine G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presentation:style-name="BLANK-title" draw:layer="backgroundobjects" svg:width="25.2cm" svg:height="3.505cm" svg:x="1.4cm" svg:y="0.837cm" presentation:class="title" presentation:placeholder="true">
        <draw:text-box/>
      </draw:frame>
      <draw:frame presentation:style-name="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ate>2019-03-02T01:31:26.639893654</dc:date>
    <meta:editing-duration>PT9H56M32S</meta:editing-duration>
    <meta:editing-cycles>419</meta:editing-cycles>
    <meta:document-statistic meta:object-count="28"/>
  </office:meta>
</office:document-meta>
</file>